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9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Hochladen der Websei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19T11:59:28</dc:date>
    <dc:language>de-AT</dc:language>
    <meta:editing-cycles>30</meta:editing-cycles>
    <meta:editing-duration>PT7H23M4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86" meta:word-count="211" meta:character-count="1468"/>
  </office:meta>
</office:document-meta>
</file>